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1c8" officeooo:paragraph-rsid="0005a1c8"/>
    </style:style>
    <style:style style:name="P2" style:family="paragraph" style:parent-style-name="Standard">
      <style:text-properties officeooo:rsid="00079a31" officeooo:paragraph-rsid="00079a31"/>
    </style:style>
    <style:style style:name="P3" style:family="paragraph" style:parent-style-name="Standard">
      <style:text-properties fo:color="#cc9900" officeooo:rsid="00079a31" officeooo:paragraph-rsid="00079a31"/>
    </style:style>
    <style:style style:name="P4" style:family="paragraph" style:parent-style-name="Standard">
      <style:text-properties fo:color="#000000" officeooo:rsid="00089560" officeooo:paragraph-rsid="00089560"/>
    </style:style>
    <style:style style:name="P5" style:family="paragraph" style:parent-style-name="Standard">
      <style:text-properties fo:color="#000000" officeooo:rsid="000ac13a" officeooo:paragraph-rsid="000ac13a"/>
    </style:style>
    <style:style style:name="P6" style:family="paragraph" style:parent-style-name="Standard">
      <style:text-properties fo:color="#000000" officeooo:rsid="000afae4" officeooo:paragraph-rsid="000afae4"/>
    </style:style>
    <style:style style:name="P7" style:family="paragraph" style:parent-style-name="Standard">
      <style:paragraph-properties fo:text-align="center" style:justify-single-word="false"/>
      <style:text-properties fo:color="#000000" officeooo:rsid="000afae4" officeooo:paragraph-rsid="000afae4"/>
    </style:style>
    <style:style style:name="P8" style:family="paragraph" style:parent-style-name="Standard">
      <style:text-properties fo:color="#000000" officeooo:rsid="000cf071" officeooo:paragraph-rsid="000cf071"/>
    </style:style>
    <style:style style:name="P9" style:family="paragraph" style:parent-style-name="Standard">
      <style:paragraph-properties fo:text-align="center" style:justify-single-word="false"/>
      <style:text-properties fo:color="#000000" fo:font-weight="bold" officeooo:rsid="000afae4" officeooo:paragraph-rsid="000afae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weight="bold" officeooo:rsid="000e2dac" officeooo:paragraph-rsid="000e2da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e2dac" officeooo:paragraph-rsid="000e2da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e4f02" officeooo:paragraph-rsid="000e4f0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e4f02" officeooo:paragraph-rsid="00108f0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29692" officeooo:paragraph-rsid="0012969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f9827" officeooo:paragraph-rsid="000f9827" style:font-weight-asian="normal" style:font-weight-complex="normal"/>
    </style:style>
    <style:style style:name="P16" style:family="paragraph" style:parent-style-name="Standard">
      <style:text-properties fo:font-weight="bold" officeooo:rsid="00089560" officeooo:paragraph-rsid="0008956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e2dac" officeooo:paragraph-rsid="000e2dac" style:font-weight-asian="bold" style:font-weight-complex="bold"/>
    </style:style>
    <style:style style:name="P18" style:family="paragraph" style:parent-style-name="Standard">
      <style:text-properties fo:color="#009933" officeooo:rsid="00089560" officeooo:paragraph-rsid="00089560"/>
    </style:style>
    <style:style style:name="P19" style:family="paragraph" style:parent-style-name="Standard">
      <style:text-properties fo:color="#009933" officeooo:rsid="000ac13a" officeooo:paragraph-rsid="000ac13a"/>
    </style:style>
    <style:style style:name="P20" style:family="paragraph" style:parent-style-name="Standard">
      <style:text-properties fo:color="#009933" officeooo:rsid="000f1c0b" officeooo:paragraph-rsid="000f1c0b"/>
    </style:style>
    <style:style style:name="P21" style:family="paragraph" style:parent-style-name="Standard">
      <style:paragraph-properties fo:text-align="start" style:justify-single-word="false"/>
      <style:text-properties fo:color="#3333ff" fo:font-weight="normal" officeooo:rsid="000f1c0b" officeooo:paragraph-rsid="000f1c0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333ff" fo:font-weight="normal" officeooo:rsid="000f9827" officeooo:paragraph-rsid="000f982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3333ff" fo:font-weight="normal" officeooo:rsid="0013b201" officeooo:paragraph-rsid="0013b201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3333ff" fo:font-weight="bold" officeooo:rsid="000f9827" officeooo:paragraph-rsid="000f9827" style:font-weight-asian="bold" style:font-weight-complex="bold"/>
    </style:style>
    <style:style style:name="T1" style:family="text">
      <style:text-properties fo:color="#cc9900"/>
    </style:style>
    <style:style style:name="T2" style:family="text">
      <style:text-properties fo:color="#000000"/>
    </style:style>
    <style:style style:name="T3" style:family="text">
      <style:text-properties fo:color="#000000" officeooo:rsid="000c408a"/>
    </style:style>
    <style:style style:name="T4" style:family="text">
      <style:text-properties officeooo:rsid="000a5614"/>
    </style:style>
    <style:style style:name="T5" style:family="text">
      <style:text-properties officeooo:rsid="000f1c0b"/>
    </style:style>
    <style:style style:name="T6" style:family="text">
      <style:text-properties officeooo:rsid="00127f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structuras de Control:</text:p>
      <text:p text:style-name="P1"/>
      <text:p text:style-name="P1">Loops</text:p>
      <text:p text:style-name="P1">1) Mientras</text:p>
      <text:p text:style-name="P1"/>
      <text:p text:style-name="P1"/>
      <text:p text:style-name="P1"/>
      <text:p text:style-name="P1">2) Repetir</text:p>
      <text:p text:style-name="P1">A diferencia de ‘Mientras’ donde se pone arriba la condición, ‘Repetir’ siempre va a entrar dentro del loop por lo menos una vez, y luego va a preguntar cual es la condición que se tiene que cumplir</text:p>
      <text:p text:style-name="P1"/>
      <text:p text:style-name="P1"/>
      <text:p text:style-name="P16">Repaso de ciclos</text:p>
      <text:p text:style-name="P16"/>
      <text:p text:style-name="P17">MIENTRAS</text:p>
      <text:p text:style-name="P1"/>
      <text:p text:style-name="P2"><text:span text:style-name="T1">Mientras</text:span> &lt;una condicion sea verdadera&gt;</text:p>
      <text:p text:style-name="P2"/>
      <text:p text:style-name="P2"><text:tab/>Ejecuta ciertas acciones</text:p>
      <text:p text:style-name="P2"/>
      <text:p text:style-name="P3">Fin Mientras</text:p>
      <text:p text:style-name="P3"/>
      <text:p text:style-name="P4">la condicion se ejecuta la primera vez que entramos al ciclo y se evalua la condición. <text:span text:style-name="T4">Van <text:s/>pasando opciones hasta que el usuario ingrese la opción correcta (verdadera en comparacion con la condicion expresada)</text:span></text:p>
      <text:p text:style-name="P6"/>
      <text:p text:style-name="P7"/>
      <text:p text:style-name="P9">REPETIR</text:p>
      <text:p text:style-name="P8"/>
      <text:p text:style-name="P8">Lo usamos cuando sabemos que el ciclo lo vamos a usar al menos una vez</text:p>
      <text:p text:style-name="P6">variable</text:p>
      <text:p text:style-name="P18"/>
      <text:p text:style-name="P18">Repetir </text:p>
      <text:p text:style-name="P18"/>
      <text:p text:style-name="P5"><text:tab/>Instrucciones</text:p>
      <text:p text:style-name="P18"/>
      <text:p text:style-name="P19">Hasta que <text:s/><text:span text:style-name="T2">&lt;la condición sea verdadera&gt; </text:span><text:span text:style-name="T3">Si da falsa, el ciclo se repite para ejecutar las instrucciones y volver a evaluar al final del bloque. Cuando la condicion se evalua como verdadera, se termina el ciclo de repetición.</text:span></text:p>
      <text:p text:style-name="P18"/>
      <text:p text:style-name="P20">Fin Repetir</text:p>
      <text:p text:style-name="P5">chequear la condicion esta al final del bloque.</text:p>
      <text:p text:style-name="P5"/>
      <text:p text:style-name="P5"/>
      <text:p text:style-name="P10">PARA</text:p>
      <text:p text:style-name="P11">Es un ciclo menos flexible y más específico que los dos anteriores. Sirve para cuando hay que repetir un conjunto de acciones un número específico de veces. </text:p>
      <text:p text:style-name="P11"/>
      <text:p text:style-name="P11"><text:soft-page-break/></text:p>
      <text:p text:style-name="P12"/>
      <text:p text:style-name="P21">Para</text:p>
      <text:p text:style-name="P12"/>
      <text:p text:style-name="P12">Se inicializa un contador <text:span text:style-name="T6">(por lo general en 0)</text:span> <text:span text:style-name="T6">y las variables que sean necesarias y pertinentes para el problema que queramos resolver</text:span></text:p>
      <text:p text:style-name="P12"/>
      <text:p text:style-name="P12">instrucciones</text:p>
      <text:p text:style-name="P12"/>
      <text:p text:style-name="P13"><text:span text:style-name="T5">chquear que se cumpla una </text:span>condición (hasta que contador == a cierto número)</text:p>
      <text:p text:style-name="P13"/>
      <text:p text:style-name="P12">se actualiza contador</text:p>
      <text:p text:style-name="P12"/>
      <text:p text:style-name="P12"/>
      <text:p text:style-name="P12"/>
      <text:p text:style-name="P21">Fin Para</text:p>
      <text:p text:style-name="P21"/>
      <text:p text:style-name="P14">Instrucción adicional (puede ser escribir alguna suma en pantalla)</text:p>
      <text:p text:style-name="P21"/>
      <text:p text:style-name="P21"/>
      <text:p text:style-name="P24">ARREGLOS</text:p>
      <text:p text:style-name="P22">Dimensión numeros<text:span text:style-name="T2">(nombre) </text:span>(5) <text:span text:style-name="T2">tamaño del arrgelo</text:span></text:p>
      <text:p text:style-name="P22">numeros[0]=15</text:p>
      <text:p text:style-name="P22">numeros[1]=2</text:p>
      <text:p text:style-name="P22">numeros[2]=3</text:p>
      <text:p text:style-name="P22">numeros[3]=9</text:p>
      <text:p text:style-name="P22">numeros[4]=6</text:p>
      <text:p text:style-name="P22"/>
      <text:p text:style-name="P22"/>
      <text:p text:style-name="P22"/>
      <text:p text:style-name="P15"/>
      <text:p text:style-name="P15">Crear un algoritmo donde el usuario ingrese un número y se deba mostrar en pantalla si el número es primo o no. hint: Un número que sólo es divisible por uno y por si mismo es un número primo.</text:p>
      <text:p text:style-name="P22"/>
      <text:p text:style-name="P22"/>
      <text:p text:style-name="P23"><text:s text:c="2"/>Num % num = 0 y num % 1 = 0</text:p>
      <text:p text:style-name="P23"/>
      <text:p text:style-name="P23">Num % 2 !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12:33.294305005</meta:creation-date>
    <dc:date>2018-04-21T20:25:29.949489382</dc:date>
    <meta:editing-duration>PT42M7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306" meta:character-count="1778" meta:non-whitespace-character-count="1502"/>
  </office:meta>
</office:document-meta>
</file>